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 style:shadow="none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201in" fo:border="0.0007in solid #000000"/>
    </style:style>
    <style:style style:name="Table1.A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SIMPLE EQUATIONS</text:p>
      <text:p text:style-name="P1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rect text:anchor-type="paragraph" draw:z-index="0" draw:style-name="gr1" draw:text-style-name="P5" svg:width="0.626in" svg:height="0.4488in" svg:x="2.0252in" svg:y="0.0035in"><text:p/></draw:rect> <text:s text:c="7"/>5 + 3 = 3 <text:s text:c="10"/>5</text:p>
          </table:table-cell>
          <table:table-cell table:style-name="Table1.B1" office:value-type="string">
            <text:p text:style-name="P4"><draw:rect text:anchor-type="paragraph" draw:z-index="1" draw:style-name="gr1" draw:text-style-name="P6" svg:width="0.6252in" svg:height="0.448in" svg:x="2.0043in" svg:y="0.0035in"><text:p/></draw:rect><draw:rect text:anchor-type="paragraph" draw:z-index="2" draw:style-name="gr1" draw:text-style-name="P6" svg:width="0.6252in" svg:height="0.448in" svg:x="-1.4201in" svg:y="0.9409in"><text:p/></draw:rect> <text:s text:c="7"/>4 + 3 = 9 <text:s text:c="10"/>2</text:p>
          </table:table-cell>
        </table:table-row>
        <table:table-row table:style-name="Table1.1">
          <table:table-cell table:style-name="Table1.A2" office:value-type="string">
            <text:p text:style-name="P4"><text:s text:c="8"/>5 + 3 = 2 <text:s text:c="10"/>4</text:p>
          </table:table-cell>
          <table:table-cell table:style-name="Table1.B2" office:value-type="string">
            <text:p text:style-name="P4"><draw:rect text:anchor-type="paragraph" draw:z-index="3" draw:style-name="gr1" draw:text-style-name="P6" svg:width="0.6252in" svg:height="0.448in" svg:x="2.0563in" svg:y="0.0035in"><text:p/></draw:rect> <text:s text:c="7"/>6 + 3 = 8 <text:s text:c="10"/>1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4" draw:style-name="gr1" draw:text-style-name="P5" svg:width="0.626in" svg:height="0.4488in" svg:x="2.0252in" svg:y="0.0035in"><text:p/></draw:rect> <text:s text:c="7"/>2 + 3 = 4 <text:s text:c="10"/>1</text:p>
          </table:table-cell>
          <table:table-cell table:style-name="Table1.B2" office:value-type="string">
            <text:p text:style-name="P4"><draw:rect text:anchor-type="paragraph" draw:z-index="5" draw:style-name="gr1" draw:text-style-name="P6" svg:width="0.6252in" svg:height="0.448in" svg:x="2.0043in" svg:y="0.0035in"><text:p/></draw:rect> <text:s text:c="7"/>1 + 1 = 4 <text:s text:c="10"/>2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6" draw:style-name="gr1" draw:text-style-name="P5" svg:width="0.626in" svg:height="0.4488in" svg:x="2.0252in" svg:y="0.0035in"><text:p/></draw:rect> <text:s text:c="7"/>5 + 5 = 2 <text:s text:c="10"/>5</text:p>
          </table:table-cell>
          <table:table-cell table:style-name="Table1.B2" office:value-type="string">
            <text:p text:style-name="P4"><draw:rect text:anchor-type="paragraph" draw:z-index="7" draw:style-name="gr1" draw:text-style-name="P6" svg:width="0.6252in" svg:height="0.448in" svg:x="2.0043in" svg:y="0.0035in"><text:p/></draw:rect> <text:s text:c="7"/>2 + 2 = 8 <text:s text:c="10"/>2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8" draw:style-name="gr1" draw:text-style-name="P5" svg:width="0.626in" svg:height="0.4488in" svg:x="2.0252in" svg:y="0.0035in"><text:p/></draw:rect> <text:s text:c="7"/>9 - 3 = 3 <text:s text:c="10"/>2</text:p>
          </table:table-cell>
          <table:table-cell table:style-name="Table1.B2" office:value-type="string">
            <text:p text:style-name="P4"><draw:rect text:anchor-type="paragraph" draw:z-index="9" draw:style-name="gr1" draw:text-style-name="P6" svg:width="0.6252in" svg:height="0.448in" svg:x="2.0043in" svg:y="0.0035in"><text:p/></draw:rect> <text:s text:c="7"/>4 - 3 <text:s/>= 3 <text:s text:c="10"/>3</text:p>
          </table:table-cell>
        </table:table-row>
        <table:table-row table:style-name="Table1.1">
          <table:table-cell table:style-name="Table1.A2" office:value-type="string">
            <text:p text:style-name="P4"><draw:rect text:anchor-type="paragraph" draw:z-index="10" draw:style-name="gr1" draw:text-style-name="P5" svg:width="0.626in" svg:height="0.4488in" svg:x="2.0252in" svg:y="0.0035in"><text:p/></draw:rect> <text:s text:c="7"/>5 x 3 = 3 <text:s text:c="10"/>5</text:p>
          </table:table-cell>
          <table:table-cell table:style-name="Table1.B2" office:value-type="string">
            <text:p text:style-name="P4"><draw:rect text:anchor-type="paragraph" draw:z-index="11" draw:style-name="gr1" draw:text-style-name="P6" svg:width="0.6252in" svg:height="0.448in" svg:x="2.0043in" svg:y="0.0035in"><text:p/></draw:rect> <text:s text:c="7"/>8 / 2 = 2 <text:s text:c="10"/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15:58:09.21</dc:date>
    <dc:creator>Anoop Jain</dc:creator>
    <meta:editing-duration>PT23M44S</meta:editing-duration>
    <meta:editing-cycles>5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5" meta:word-count="83" meta:character-count="493"/>
  </office:meta>
</office:document-meta>
</file>